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automatic-styles>
    <style:style style:name="P1" style:family="paragraph" style:parent-style-name="Standard">
      <style:paragraph-properties fo:text-align="center" style:justify-single-word="false"/>
      <style:text-properties fo:font-size="18pt" fo:font-weight="bold" officeooo:rsid="001b041f" officeooo:paragraph-rsid="001b041f" style:font-size-asian="18pt" style:font-weight-asian="bold" style:font-size-complex="18pt" style:font-weight-complex="bold"/>
    </style:style>
    <style:style style:name="P2" style:family="paragraph" style:parent-style-name="Standard">
      <style:paragraph-properties fo:text-align="justify" style:justify-single-word="false"/>
      <style:text-properties fo:font-size="12pt" fo:font-weight="bold" officeooo:rsid="001b041f" officeooo:paragraph-rsid="001b041f" style:font-size-asian="10.5pt" style:font-weight-asian="bold" style:font-size-complex="12pt" style:font-weight-complex="bold"/>
    </style:style>
    <style:style style:name="P3" style:family="paragraph" style:parent-style-name="Standard">
      <style:paragraph-properties fo:text-align="justify" style:justify-single-word="false"/>
      <style:text-properties fo:font-size="12pt" fo:font-weight="bold" officeooo:rsid="001d46c4" officeooo:paragraph-rsid="001d46c4" style:font-size-asian="10.5pt" style:font-weight-asian="bold" style:font-size-complex="12pt" style:font-weight-complex="bold"/>
    </style:style>
    <style:style style:name="P4" style:family="paragraph" style:parent-style-name="Standard">
      <style:paragraph-properties fo:text-align="justify" style:justify-single-word="false"/>
      <style:text-properties fo:font-size="14pt" fo:font-weight="bold" officeooo:rsid="001d46c4" officeooo:paragraph-rsid="001d46c4" style:font-size-asian="14pt" style:font-weight-asian="bold" style:font-size-complex="14pt" style:font-weight-complex="bold"/>
    </style:style>
    <style:style style:name="P5" style:family="paragraph" style:parent-style-name="Text_20_body">
      <style:paragraph-properties fo:text-align="justify" style:justify-single-word="false"/>
      <style:text-properties fo:font-size="13pt" fo:font-weight="bold" officeooo:rsid="001d46c4" officeooo:paragraph-rsid="001d46c4" style:font-size-asian="13pt" style:font-weight-asian="bold" style:font-size-complex="13pt" style:font-weight-complex="bold"/>
    </style:style>
    <style:style style:name="T1" style:family="text">
      <style:text-properties fo:font-weight="normal" style:font-weight-asian="normal" style:font-weight-complex="normal"/>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italic" style:font-style-asian="normal" style:font-style-complex="normal"/>
    </style:style>
    <style:style style:name="T4" style:family="text">
      <style:text-properties fo:font-style="normal" style:font-style-asian="normal" style:font-style-complex="normal"/>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style="normal" fo:font-weight="normal" officeooo:rsid="001cbff1" style:font-style-asian="normal" style:font-weight-asian="normal" style:font-style-complex="normal" style:font-weight-complex="normal"/>
    </style:style>
    <style:style style:name="T7" style:family="text">
      <style:text-properties fo:font-style="normal" fo:font-weight="normal" officeooo:rsid="001d46c4" style:font-style-asian="normal" style:font-weight-asian="normal" style:font-style-complex="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nalysis of Communist by Richard Ford</text:p>
      <text:p text:style-name="P2"/>
      <text:p text:style-name="P2"><text:tab/><text:span text:style-name="T1">In the work </text:span><text:span text:style-name="T2">Communist </text:span><text:span text:style-name="T5">from Rock Springs by Richard Ford, we are presented with many different themes and emotions that run wild in our day to day lives. Richard Ford writes the story in a way that associates to problems that working class people can face day to day in their lives. The story takes place in 1961 with the two protagonists, Leslie and his mother Aileen who are living in a home given to them by the father of Leslie, and they were currently with Leslie’s mother’s boyfriend, named Glen Baxter who often comes to visit. The story shows how people who appear in your life at one moment may dissapear the next, whether or not you like it. In my eyes, the main theme in the work is of the inherent confusion and uncertainty one faces in life when they know too much about the world works. </text:span></text:p>
      <text:p text:style-name="P2"><text:span text:style-name="T5"><text:tab/>Leslie who is 16 years old and his mother are living as ordinary working class people living off of his father’s life insurance, and Alieen (the mother) working part time at a bar. Glen Baxter is first introduced to us as a communist who deeply enjoys hunting, but is unfortunately an alcoholic. Leslie was given the number of Glen by his mother, but would never call him due to him not liking Glen, and believing that what his mother was doing was inherently wrong. Nonetheless, he did not feel upset about it, and simply dismisses it as his mother, who is only 32 at the time, being young. Glen Baxter ironically was one time a fighter in the Vietnam War, and it was around this time that it can be inferred he became obsessed with hunting. He states that he had hunted exotic animals in the war such as monkeys and parrots in order to pass time during the war. Being back in the states, he now continues hunting deer, pheasants, and ducks. At the time however, Leslie and his mother know nothing about Vietnam as Glen only refers to it as the “Far East,” most likely due to the PTSD he clearly has from recollections of the event now that he is a communist and clearly regrets his actions. We find out later in the story that Leslie and his mother simply think he is delusional and became disillusioned by a leaked document he read while in the CIA. At the time of the war, the United States government saw communism as the world’s greatest threat, and thus put emphasis on educating its members about Marxism-Leninism, and many leaked documents show that the CIA had read the works of Mao Zedong <text:s/>in order to study the essence of communism. Its very likely he read one of these </text:span><text:span text:style-name="T6">works and became obsessed as a result and abandoned his allegiance to the capitalist empire of the United States. </text:span><text:span text:style-name="T7">Glen Baxter then sets up a day to take Leslie and his mother to go hunt geese. After a bit of arguing, she then reluctantly agrees and they all head towards the countryside to hunt geese, which Leslie partakes in. Leslie and Glen then hide in the grass and wait for the geese to start flying out until they get a clear shot, and after a dozen or so carefully planned shots, they are able to shoot down 5 geese. The catch however, is that Glen had shot down one goose and essentially left it to die alone, presumably after having a PTSD flashback of the war in Vietnam. Furthermore, the text gives us an insight into what happens as the goose fall from the sky, and it compares the death of the goose to a human dying. This act greatly angers Aileen who calls him all sorts of names and accuses him of losing all of his humanity. Eventually though, Glen accepts this and shoots three times at the dying goose to put it out of its misery. </text:span></text:p>
      <text:p text:style-name="P2"><text:span text:style-name="T7"><text:tab/>Later in the story, Leslie and his mother are talking about Glen as they are sitting on their porch looking at the geese fly over and reminiscing over that day they spent with Glen Baxter. Ultimately, Leslie concludes that he doesn’t really like Glen and he’s content with not ever seeing him again. The story ends with his mother asking Leslie if she still looks feminine, and he assures her that he does believe she looks feminine. Years pass after this event, and Leslie, now 41 does not regret any of the events that took place, but never spoke to his mother about it since it occurred, and has not heard her voice in a very long time. Did she pass, or did they simply cut ties? We can never know for sure.</text:span></text:p>
      <text:p text:style-name="P2"><text:span text:style-name="T7"><text:tab/>In conclusion, this work by Richard Ford presents many themes that a normal reader can relate to in their day to day lives, and in my honest opinion is a great break from much of the literature that </text:span><text:soft-page-break/><text:span text:style-name="T7">presents already well off protagonists who seemingly have very little to no issues in their day to day lives. Its vivid descriptions of the events taking place allows a reader to immerse themselves in the world of the literature and almost live alongside the characters. </text:span></text:p>
      <text:p text:style-name="P2"><text:span text:style-name="T7"/></text:p>
      <text:p text:style-name="P2"><text:span text:style-name="T7"/></text:p>
      <text:p text:style-name="P2"><text:span text:style-name="T7"/></text:p>
      <text:p text:style-name="P4"><text:span text:style-name="T5">Works Cited</text:span></text:p>
      <text:p text:style-name="P4"><text:span text:style-name="T5"/></text:p>
      <text:p text:style-name="P5"><text:span text:style-name="T4">Ford, Richard. </text:span><text:span text:style-name="T3">Rock Springs Stories</text:span><text:span text:style-name="T4">. Vintage Books, 1988. </text:span></text:p>
      <text:p text:style-name="P3"><text:span text:style-name="T4"/></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22T13:57:12.951938864</meta:creation-date>
    <dc:date>2023-02-25T15:06:31.074307022</dc:date>
    <meta:editing-duration>P3DT1H9M17S</meta:editing-duration>
    <meta:editing-cycles>3</meta:editing-cycles>
    <meta:generator>LibreOffice/7.4.5.1$Linux_X86_64 LibreOffice_project/40$Build-1</meta:generator>
    <meta:document-statistic meta:table-count="0" meta:image-count="0" meta:object-count="0" meta:page-count="2" meta:paragraph-count="7" meta:word-count="887" meta:character-count="4823" meta:non-whitespace-character-count="3934"/>
  </office:meta>
</office:document-meta>
</file>